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background-color="#F1A983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background-color="#F1A983"/>
    </style:style>
    <style:style style:name="P3" style:parent-style-name="Normal" style:family="paragraph">
      <style:paragraph-properties fo:background-color="#F1A983"/>
    </style:style>
  </office:automatic-styles>
  <office:body>
    <office:text text:use-soft-page-breaks="true">
      <text:p text:style-name="P1">COMO SE OBTIENEN LOS PLASTICOS</text:p>
      <text:p text:style-name="P2">Las materias primas<text:s/>más<text:s/>importantes para la<text:s/>formación de los<text:s/>plásticos son el petróleo y el gas natural, que<text:s/>están formados por compuestos de carbono<text:s/>muy simples llamados hidrocarburo.</text:p>
      <text:p text:style-name="P3">Las industrias<text:s/>petroquímicas se ocupan de transformar estas materias<text:s/>primas en las llamadas sustancias intermedias, como el etileno, el propileno, el butileno y otros hidrocarburos ligeros, que servirán de base para<text:s/>obtención de los plásticos.<text:s text:c="7"/></text:p>
      <text:p text:style-name="Normal"/>
      <text:p text:style-name="Normal">Las materias primas más importantes para la formación de los plásticos son el petróleo y el gas natural, que están formados por compuestos de carbono muy simples llamados hidrocarburo.</text:p>
      <text:p text:style-name="Normal"/>
      <text:p text:style-name="Normal">Las materias primas más importantes para la formación de los plásticos son el petróleo y el gas natural, que están formados por compuestos de carbono muy simples llamados hidrocarburo.</text:p>
      <text:p text:style-name="Normal"/>
      <text:p text:style-name="Normal">Las materias primas más importantes para la formación de los plásticos son el petróleo y el gas natural, que están formados por compuestos de carbono muy simples llamados hidrocarburo.</text:p>
      <text:p text:style-name="Normal"/>
      <text:p text:style-name="Normal"><text:s/>Las materias primas más importantes para la formación de los plásticos son el petróleo y el gas natural, que están formados por compuestos de carbono muy simples llamados hidrocarburo.</text:p>
      <text:p text:style-name="Normal"/>
      <text:p text:style-name="Normal">Las industrias petroquímicas se ocupan de transformar estas materias primas en las llamadas sustancias intermedias, como el etileno, el propileno, el butileno y otros hidrocarburos ligeros, que servirán de base para obtención de los plásticos. <text:s text:c="6"/></text:p>
      <text:p text:style-name="Normal"/>
      <text:p text:style-name="Normal">Las industrias petroquímicas se ocupan de transformar estas materias primas en las llamadas sustancias intermedias, como el etileno, el propileno, el butileno y otros hidrocarburos ligeros, que servirán de base para obtención de los plásticos.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blo Parajón Moro</meta:initial-creator>
    <dc:creator>Pablo Parajón Moro</dc:creator>
    <meta:creation-date>2026-03-16T10:01:00Z</meta:creation-date>
    <dc:date>2026-03-16T10:01:00Z</dc:date>
    <meta:template xlink:href="Normal.dotm" xlink:type="simple"/>
    <meta:editing-cycles>1</meta:editing-cycles>
    <meta:editing-duration>PT0S</meta:editing-duration>
    <meta:document-statistic meta:page-count="1" meta:paragraph-count="3" meta:word-count="263" meta:character-count="1712" meta:row-count="12" meta:non-whitespace-character-count="1452"/>
  </office:meta>
</office:document-meta>
</file>